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2.454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214cm"/>
    </style:style>
    <style:style style:name="co7" style:family="table-column">
      <style:table-column-properties fo:break-before="auto" style:column-width="2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 office:value-type="string">
            <text:p>Beginn</text:p>
          </table:table-cell>
          <table:table-cell table:style-name="ce1" office:value-type="string" table:number-columns-spanned="3" table:number-rows-spanned="1">
            <text:p>Lehm</text:p>
          </table:table-cell>
          <table:covered-table-cell table:number-columns-repeated="2"/>
          <table:table-cell table:style-name="ce1" office:value-type="string">
            <text:p>Fachwerk</text:p>
          </table:table-cell>
          <table:table-cell table:style-name="ce1" office:value-type="string" table:number-columns-spanned="2" table:number-rows-spanned="1">
            <text:p>Bruchstein</text:p>
          </table:table-cell>
          <table:covered-table-cell/>
          <table:table-cell/>
          <table:table-cell table:style-name="ce1" table:number-columns-repeated="248"/>
        </table:table-row>
        <table:table-row table:style-name="ro1">
          <table:table-cell table:style-name="ce2" table:number-columns-repeated="2"/>
          <table:table-cell table:style-name="ce3" office:value-type="string">
            <text:p>Berufszweige</text:p>
          </table:table-cell>
          <table:table-cell table:style-name="ce3" office:value-type="string">
            <text:p>Minen</text:p>
          </table:table-cell>
          <table:table-cell table:style-name="ce2" table:number-columns-repeated="2"/>
          <table:table-cell table:style-name="ce3" office:value-type="string">
            <text:p>Großbauten</text:p>
          </table:table-cell>
          <table:table-cell table:style-name="ce2"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Karre</text:p>
          </table:table-cell>
          <table:table-cell office:value-type="string">
            <text:p>Zentrum</text:p>
          </table:table-cell>
          <table:table-cell table:number-columns-repeated="2"/>
          <table:table-cell office:value-type="string">
            <text:p>Dorfzentrum</text:p>
          </table:table-cell>
          <table:table-cell office:value-type="string">
            <text:p>Dorfzentrum 2</text:p>
          </table:table-cell>
          <table:table-cell office:value-type="string">
            <text:p>Stadtzentru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Bauernhof</text:p>
          </table:table-cell>
          <table:table-cell table:number-columns-repeated="2"/>
          <table:table-cell office:value-type="string">
            <text:p>Bauernhof 2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olzfällerlager</text:p>
          </table:table-cell>
          <table:table-cell table:number-columns-repeated="3"/>
          <table:table-cell office:value-type="string">
            <text:p>Holzfällager 2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augesellschaft</text:p>
          </table:table-cell>
          <table:table-cell table:number-columns-repeated="2"/>
          <table:table-cell office:value-type="string">
            <text:p>Baugesellschaft 2</text:p>
          </table:table-cell>
          <table:table-cell office:value-type="string">
            <text:p>Baugesellschaft 3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Haus</text:p>
          </table:table-cell>
          <table:table-cell table:number-columns-repeated="2"/>
          <table:table-cell office:value-type="string">
            <text:p>Haus 2</text:p>
          </table:table-cell>
          <table:table-cell office:value-type="string">
            <text:p>Haus 3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Holztor</text:p>
          </table:table-cell>
          <table:table-cell table:number-columns-repeated="3"/>
          <table:table-cell office:value-type="string">
            <text:p>Eisentor</text:p>
          </table:table-cell>
          <table:table-cell office:value-type="string">
            <text:p>Stadttor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Holzwall</text:p>
          </table:table-cell>
          <table:table-cell table:number-columns-repeated="3"/>
          <table:table-cell office:value-type="string">
            <text:p>Steinwall</text:p>
          </table:table-cell>
          <table:table-cell office:value-type="string">
            <text:p>Stadtmauer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Zeughaus (Lager)</text:p>
          </table:table-cell>
          <table:table-cell/>
          <table:table-cell office:value-type="string">
            <text:p>Zeughaus 2</text:p>
          </table:table-cell>
          <table:table-cell office:value-type="string">
            <text:p>Zeughaus 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Kaserne</text:p>
          </table:table-cell>
          <table:table-cell/>
          <table:table-cell office:value-type="string">
            <text:p>Kaserne 2</text:p>
          </table:table-cell>
          <table:table-cell office:value-type="string">
            <text:p>Kaserne 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Schmiede</text:p>
          </table:table-cell>
          <table:table-cell/>
          <table:table-cell office:value-type="string">
            <text:p>Schmiede 2</text:p>
          </table:table-cell>
          <table:table-cell office:value-type="string">
            <text:p>Schmiede 3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Jagdhaus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string">
            <text:p>Goldmine</text:p>
          </table:table-cell>
          <table:table-cell/>
          <table:table-cell office:value-type="string">
            <text:p>Goldmine 2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Steinbruch</text:p>
          </table:table-cell>
          <table:table-cell/>
          <table:table-cell office:value-type="string">
            <text:p>Steinbruch 2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Eisenerzmine</text:p>
          </table:table-cell>
          <table:table-cell/>
          <table:table-cell office:value-type="string">
            <text:p>Eisenerzmine 2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Pferdezucht</text:p>
          </table:table-cell>
          <table:table-cell table:number-columns-repeated="2"/>
          <table:table-cell office:value-type="string">
            <text:p>Dyn. Bedingungen für Gebäudebau</text:p>
          </table:table-cell>
          <table:table-cell table:number-columns-repeated="248"/>
        </table:table-row>
        <table:table-row table:style-name="ro1">
          <table:table-cell table:number-columns-repeated="4"/>
          <table:table-cell office:value-type="string">
            <text:p>Hochhaus</text:p>
          </table:table-cell>
          <table:table-cell office:value-type="string">
            <text:p>Hochhaus 2</text:p>
          </table:table-cell>
          <table:table-cell/>
          <table:table-cell office:value-type="string">
            <text:p>z.B. Punkte, « pferd gesehen », « bla schon gebaut », ...</text:p>
          </table:table-cell>
          <table:table-cell table:number-columns-repeated="248"/>
        </table:table-row>
        <table:table-row table:style-name="ro1">
          <table:table-cell table:number-columns-repeated="4"/>
          <table:table-cell office:value-type="string">
            <text:p>Theater</text:p>
          </table:table-cell>
          <table:table-cell office:value-type="string">
            <text:p>Theater</text:p>
          </table:table-cell>
          <table:table-cell/>
          <table:table-cell office:value-type="string">
            <text:p>(lua script)</text:p>
          </table:table-cell>
          <table:table-cell table:number-columns-repeated="248"/>
        </table:table-row>
        <table:table-row table:style-name="ro1">
          <table:table-cell table:number-columns-repeated="4"/>
          <table:table-cell office:value-type="string">
            <text:p>Mühle</text:p>
          </table:table-cell>
          <table:table-cell office:value-type="string">
            <text:p>Mühle 2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Gasthaus</text:p>
          </table:table-cell>
          <table:table-cell office:value-type="string">
            <text:p>Gasthaus 2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Wachturm</text:p>
          </table:table-cell>
          <table:table-cell/>
          <table:table-cell office:value-type="string">
            <text:p>Wehrturm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string">
            <text:p>Marktplatz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>
            <text:p>Uni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>
            <text:p>Magierschule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>
            <text:p>(Kirche)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>
            <text:p>Schießstand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>
            <text:p>Kriegsmaschinerie</text:p>
          </table:table-cell>
          <table:table-cell table:number-columns-repeated="250"/>
        </table:table-row>
        <table:table-row table:style-name="ro1">
          <table:table-cell table:number-columns-repeated="6"/>
          <table:table-cell office:value-type="string">
            <text:p>Chrysiumabbau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string">
            <text:p>Festung (station)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string">
            <text:p>Burg</text:p>
          </table:table-cell>
          <table:table-cell table:number-columns-repeated="24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fr" fo:country="FR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1/10/2009</text:date>, <text:time>00:1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10-10T23:20:27</meta:creation-date>
    <dc:date>2009-10-11T00:17:15</dc:date>
    <meta:editing-cycles>8</meta:editing-cycles>
    <meta:editing-duration>PT25M17S</meta:editing-duration>
    <meta:user-defined meta:name="Info 1"/>
    <meta:user-defined meta:name="Info 2"/>
    <meta:user-defined meta:name="Info 3"/>
    <meta:user-defined meta:name="Info 4"/>
    <meta:document-statistic meta:table-count="3" meta:cell-count="67"/>
  </office:meta>
</office:document-meta>
</file>